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text-properties officeooo:paragraph-rsid="0016ffd6"/>
    </style:style>
    <style:style style:name="P3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T1" style:family="text">
      <style:text-properties officeooo:rsid="0016ff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list xml:id="list3089434577" text:style-name="L1">
        <text:list-header>
          <text:p text:style-name="P3"/>
          <text:p text:style-name="P3">Comptia A+ Study guide</text:p>
          <text:p text:style-name="P3"/>
        </text:list-header>
      </text:list>
      <text:p text:style-name="P1">Comptia A+ Cert. <text:span text:style-name="T1">100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3-07T17:08:22.172000000</dc:date>
    <meta:editing-duration>PT1M12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5" meta:word-count="11" meta:character-count="47" meta:non-whitespace-character-count="40"/>
  </office:meta>
</office:document-meta>
</file>